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Baskerville Old Face2" svg:font-family="'Baskerville Old Face'" style:font-family-generic="roman"/>
    <style:font-face style:name="Baskerville Old Face" svg:font-family="'Baskerville Old Face'" style:font-adornments="Bold" style:font-family-generic="roman"/>
    <style:font-face style:name="Gentium Basic" svg:font-family="'Gentium Basic'" style:font-pitch="variable"/>
    <style:font-face style:name="ＭＳ Ｐゴシック" svg:font-family="'ＭＳ Ｐゴシック'" style:font-pitch="variable"/>
    <style:font-face style:name="Baskerville Old Face1" svg:font-family="'Baskerville Old Face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 fo:padding="0in" fo:border="none"/>
      <style:text-properties style:font-name="Baskerville Old Face1" fo:font-weight="bold" style:font-weight-asian="bold" style:font-size-complex="16pt" style:font-weight-complex="bold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fo:color="#000000" fo:font-style="italic" style:font-style-asian="italic" style:font-style-complex="italic"/>
    </style:style>
    <style:style style:name="P5" style:family="paragraph" style:parent-style-name="Information_20_Header" style:master-page-name="">
      <style:paragraph-properties style:page-number="auto" fo:background-color="transparent" style:border-line-width-bottom="0.0008in 0.0346in 0.0555in" fo:padding-left="0.15in" fo:padding-right="0.15in" fo:padding-top="0.15in" fo:padding-bottom="0.25in" fo:border-left="none" fo:border-right="none" fo:border-top="none" fo:border-bottom="0.0909in double #000000" style:shadow="none">
        <style:tab-stops>
          <style:tab-stop style:position="3.25in" style:type="right"/>
          <style:tab-stop style:position="3.75in"/>
        </style:tab-stops>
        <style:background-image/>
      </style:paragraph-properties>
    </style:style>
    <style:style style:name="P6" style:family="paragraph" style:parent-style-name="User_20_text_20_body">
      <style:text-properties fo:font-style="italic" style:font-style-asian="italic" style:font-style-complex="italic"/>
    </style:style>
    <style:style style:name="P7" style:family="paragraph" style:parent-style-name="Heading">
      <style:paragraph-properties fo:margin-top="0.0299in" fo:margin-bottom="0.0598in" fo:text-align="center" style:justify-single-word="false" fo:padding-left="0.15in" fo:padding-right="0.15in" fo:padding-top="0.25in" fo:padding-bottom="0.15in" fo:border-left="none" fo:border-right="none" fo:border-top="0.0008in solid #000000" fo:border-bottom="none"/>
      <style:text-properties style:font-name="Baskerville Old Face2" fo:font-weight="bold" style:font-weight-asian="bold" style:font-weight-complex="bold"/>
    </style:style>
    <style:style style:name="P8" style:family="paragraph" style:parent-style-name="Title" style:master-page-name="Standard">
      <style:paragraph-properties fo:line-height="150%" style:page-number="auto"/>
      <style:text-properties style:font-name="Baskerville Old Face1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Cambria"/>
    </style:style>
    <style:style style:name="T2" style:family="text">
      <style:text-properties style:font-name="Gentium Basic"/>
    </style:style>
    <style:style style:name="T3" style:family="text">
      <style:text-properties style:font-name="Baskerville Old Face1" fo:font-weight="bold" style:font-weight-asian="bold" style:font-weight-complex="bold"/>
    </style:style>
    <style:style style:name="T4" style:family="text">
      <style:text-properties style:font-name="Baskerville Old Face1" fo:font-weight="bold" style:font-weight-asian="bold" style:font-name-complex="Arial" style:font-weight-complex="bold"/>
    </style:style>
    <style:style style:name="T5" style:family="text">
      <style:text-properties style:font-name="Baskerville Old Face1" fo:font-style="italic" fo:font-weight="normal" style:font-style-asian="italic" style:font-weight-asian="normal" style:font-name-complex="Arial" style:font-weight-complex="normal"/>
    </style:style>
    <style:style style:name="T6" style:family="text">
      <style:text-properties style:font-name="Baskerville Old Face1" style:font-name-complex="Arial"/>
    </style:style>
    <style:style style:name="T7" style:family="text">
      <style:text-properties style:font-name="Baskerville Old Face1" fo:font-weight="normal" style:font-weight-asian="normal" style:font-name-complex="Arial" style:font-weight-complex="normal"/>
    </style:style>
    <style:style style:name="T8" style:family="text">
      <style:text-properties style:font-name="Baskerville Old Face1"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name-complex="Arial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-complex="Arial"/>
    </style:style>
    <style:style style:name="T13" style:family="text">
      <style:text-properties fo:color="#000000"/>
    </style:style>
    <style:style style:name="T14" style:family="text">
      <style:text-properties fo:color="#000000" style:font-name="Gentium Basic" style:text-underline-style="none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font-style-asian="normal" style:font-name-complex="Arial" style:font-style-complex="normal"/>
    </style:style>
    <style:style style:name="T17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ogan Moseley</text:p>
      <text:p text:style-name="P5"><text:span text:style-name="T1"><text:tab/></text:span><text:a xlink:type="simple" xlink:href="http://www.loganmoseley.com/"><text:span text:style-name="Internet_20_link"><text:span text:style-name="T14">www.loganmoseley.com</text:span></text:span></text:a><text:span text:style-name="T2"><text:tab/></text:span><text:a xlink:type="simple" xlink:href="mailto:loganmoseley@gmail.com"><text:span text:style-name="Internet_20_link"><text:span text:style-name="T14">loganmoseley@gmail.com</text:span></text:span></text:a></text:p>
      <text:p text:style-name="P7">Education</text:p>
      <text:p text:style-name="Experience_20_Bullet_20_Header"><text:span text:style-name="T3">Rensselaer Polytechnic Institute</text:span><text:span text:style-name="T17">, </text:span><text:span text:style-name="T8">Troy, NY</text:span><text:span text:style-name="T17"><text:tab/></text:span><text:span text:style-name="T11">August 2005 – May 2009</text:span></text:p>
      <text:p text:style-name="User_20_text_20_body"><text:span text:style-name="T9">Bachelor of Science,</text:span> Computer<text:span text:style-name="T12"> Science</text:span></text:p>
      <text:p text:style-name="User_20_text_20_body"><text:span text:style-name="T10">Minors </text:span><text:span text:style-name="T16">in</text:span><text:span text:style-name="T12"> Game Studies and Japanese</text:span></text:p>
      <text:p text:style-name="P6"><text:span text:style-name="T12">Notable Coursework:</text:span><text:span text:style-name="T16"> Data Structures and Algorithms, Operating Systems, Software Design and Documentation, Game Development I &amp; II</text:span></text:p>
      <text:p text:style-name="P1">Experience</text:p>
      <text:p text:style-name="Experience_20_Bullet_20_Header">CalamitySoft<text:span text:style-name="T17">, Newport Beach, CA<text:tab/></text:span><text:span text:style-name="T11">August 2010 – Present</text:span></text:p>
      <text:p text:style-name="P3">Co-Founder &amp; Developer</text:p>
      <text:p text:style-name="P2">Four published music education apps, a published platformer game, and a puzzle game in development. Games made with the Cocos2D framework.</text:p>
      <text:p text:style-name="Text_20_body">Design, implement, test, debug, and publish our iOS software. <text:s/>Administer the business and legal sides of CalamitySoft, as well the website.</text:p>
      <text:p text:style-name="Experience_20_Bullet_20_Header"><text:span text:style-name="T4">Blizzard Entertainment</text:span><text:span text:style-name="T6">, </text:span><text:span text:style-name="T7">Irvine, CA<text:tab/></text:span><text:span text:style-name="T5">Summer 2006; June 2009 – July 2010</text:span></text:p>
      <text:p text:style-name="P4">Quality Assurance Analyst I</text:p>
      <text:p text:style-name="Text_20_body"><text:span text:style-name="T13">Tested proprietary applications. <text:s/>Also t</text:span>ested World of Warcraft expansions <text:span text:style-name="T9">The Burning Crusade</text:span> and <text:span text:style-name="T9">Wrath of the Lich King, </text:span><text:span text:style-name="T15">as well as </text:span><text:span text:style-name="T9">StarCraft II</text:span><text:span text:style-name="T15">.</text:span> <text:s/>Responsibilities included reporting new and reviewing corrected bugs.</text:p>
      <text:p text:style-name="Experience_20_Bullet_20_Header"><text:span text:style-name="T4">RPI, Game Development I and II</text:span><text:span text:style-name="T6">, </text:span><text:span text:style-name="T7">Troy, NY<text:tab/></text:span><text:span text:style-name="T5">Fall 2007 – Spring 2009</text:span></text:p>
      <text:p text:style-name="P3">Game Programmer</text:p>
      <text:p text:style-name="Text_20_body">All games developed in teams of 5-7. <text:s/>Short development time projects done in 2D with Pygame (Fall 2007). <text:s/>Semester-long games created with XNA (Spring 2008) and Unity3D (Spring 2009).</text:p>
      <text:p text:style-name="Experience_20_Bullet_20_Header"><text:span text:style-name="T4">Quality Assurance, Atlus USA</text:span><text:span text:style-name="T6">, </text:span><text:span text:style-name="T7">Irvine, CA<text:tab/></text:span><text:span text:style-name="T5">Summer 2008</text:span></text:p>
      <text:p text:style-name="P3">Game Tester</text:p>
      <text:p text:style-name="Text_20_body">Extensive testing of various Atlus games: reported new bugs and reviewed corrected bugs.</text:p>
      <text:p text:style-name="P1">Skills</text:p>
      <text:p text:style-name="P2">Nearly two years experience with Apple's iOS Developer Program and app publishing</text:p>
      <text:p text:style-name="Text_20_body"><text:span text:style-name="T9">Proficient in</text:span> Objective C, Mercurial, Cocos2D, Git, C</text:p>
      <text:p text:style-name="Text_20_body"><text:span text:style-name="T9">Familiar with</text:span> C++, C#, Unity Javascript, Python/Pygame, XNA, HTML, Gimp/Inksca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askerville Old Face2" svg:font-family="'Baskerville Old Face'" style:font-family-generic="roman"/>
    <style:font-face style:name="Baskerville Old Face" svg:font-family="'Baskerville Old Face'" style:font-adornments="Bold" style:font-family-generic="roman"/>
    <style:font-face style:name="Gentium Basic" svg:font-family="'Gentium Basic'" style:font-pitch="variable"/>
    <style:font-face style:name="ＭＳ Ｐゴシック" svg:font-family="'ＭＳ Ｐゴシック'" style:font-pitch="variable"/>
    <style:font-face style:name="Baskerville Old Face1" svg:font-family="'Baskerville Old Face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>
        <style:tab-stops>
          <style:tab-stop style:position="3.25in"/>
          <style:tab-stop style:position="4.25in"/>
        </style:tab-stops>
      </style:paragraph-properties>
      <style:text-properties style:use-window-font-color="true" style:font-name="Comic Sans MS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1799in" fo:margin-bottom="0.1in" fo:text-align="center" style:justify-single-word="false" style:page-number="auto" fo:padding="0in" fo:border="none" style:shadow="none" fo:keep-with-next="always" style:join-border="false"/>
      <style:text-properties style:font-name="Baskerville Old Face" fo:font-size="16pt" fo:font-weight="bold" style:font-name-asian="ＭＳ Ｐゴシック" style:font-size-asian="16pt" style:font-weight-asian="normal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.6in" fo:margin-right="0.6in" fo:margin-top="0.0598in" fo:margin-bottom="0.0598in" fo:text-indent="0in" style:auto-text-indent="false"/>
      <style:text-properties style:font-name="Arial" fo:font-size="11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tyle="italic" style:text-underline-style="solid" style:text-underline-width="auto" style:text-underline-color="font-color" fo:font-weight="bold" style:font-style-asian="italic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tyle="italic" style:text-underline-style="solid" style:text-underline-width="auto" style:text-underline-color="font-color" style:font-style-asian="italic" style:font-name-complex="Ari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3.25in"/>
          <style:tab-stop style:position="4.25in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3.25in"/>
          <style:tab-stop style:position="4.25in"/>
          <style:tab-stop style:position="6in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in" fo:margin-bottom="0in" fo:text-align="center" style:justify-single-word="false" fo:padding="0in" fo:border="none" style:shadow="none"/>
      <style:text-properties style:font-name="Times New Roman" fo:font-size="20pt" fo:text-shadow="none" style:font-size-asian="20pt" style:font-name-complex="Arial" style:font-size-complex="1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" style:family="paragraph" style:parent-style-name="Caption" style:class="extra">
      <style:paragraph-properties fo:margin-left="0.3in" fo:margin-right="0.3in" fo:margin-top="0.2in" fo:margin-bottom="0in" fo:text-indent="0in" style:auto-text-indent="false" fo:background-color="transparent" fo:padding="0in" fo:border="none" style:shadow="none" style:join-border="false">
        <style:tab-stops>
          <style:tab-stop style:position="3.25in"/>
          <style:tab-stop style:position="4.25in"/>
        </style:tab-stops>
        <style:background-image/>
      </style:paragraph-properties>
      <style:text-properties style:font-name="Calibri" fo:font-size="12pt" fo:font-style="normal" fo:font-weight="normal" style:font-size-asian="12pt" style:font-style-asian="normal" style:font-weight-asian="normal"/>
    </style:style>
    <style:style style:name="Information_20_Header" style:display-name="Information Header" style:family="paragraph" style:parent-style-name="Standard">
      <style:paragraph-properties>
        <style:tab-stops>
          <style:tab-stop style:position="3.65in" style:type="right"/>
          <style:tab-stop style:position="3.85in"/>
        </style:tab-stops>
      </style:paragraph-properties>
      <style:text-properties style:font-name="Calibri" fo:font-size="12pt" style:font-size-asian="12pt" style:font-name-complex="Arial" style:font-size-complex="12pt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2598in" style:type="right" style:leader-style="dotted" style:leader-text="."/>
        </style:tab-stops>
      </style:paragraph-properties>
    </style:style>
    <style:style style:name="User_20_text_20_body" style:display-name="User text body" style:family="paragraph" style:parent-style-name="Text_20_body">
      <style:paragraph-properties fo:line-height="0.1598in">
        <style:tab-stops>
          <style:tab-stop style:position="0in"/>
        </style:tab-stops>
      </style:paragraph-properties>
    </style:style>
    <style:style style:name="Experience_20_Bullet_20_Header" style:display-name="Experience Bullet Header" style:family="paragraph" style:parent-style-name="Text">
      <style:paragraph-properties>
        <style:tab-stops>
          <style:tab-stop style:position="7.5in" style:type="right"/>
        </style:tab-stops>
      </style:paragraph-properties>
      <style:text-properties style:font-name="Baskerville Old Face1" fo:font-weight="bold" style:font-weight-asian="bold" style:font-name-complex="Arial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Default_20_Paragraph_20_Font" style:display-name="Default Paragraph Font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Default_20_Paragraph_20_Font" style:display-name="WW-Default Paragraph Font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Default_20_Paragraph_20_Font1" style:display-name="WW-Default Paragraph Font1" style:family="text"/>
    <style:style style:name="Internet_20_link" style:display-name="Internet link" style:family="text" style:parent-style-name="WW-Default_20_Paragraph_20_Font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402in" fo:margin-bottom="0.5402in" fo:margin-left="0.5402in" fo:margin-right="0.5402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Logan MOseley</dc:title>
    <meta:initial-creator>Diane Moseley</meta:initial-creator>
    <meta:creation-date>2009-03-06T11:43:00</meta:creation-date>
    <dc:creator>Logan Moseley</dc:creator>
    <dc:date>2011-08-26T23:06:42</dc:date>
    <meta:print-date>2010-04-23T13:01:00</meta:print-date>
    <meta:editing-cycles>38</meta:editing-cycles>
    <meta:editing-duration>PT06H01M05S</meta:editing-duration>
    <meta:generator>OpenOffice.org/3.1$Unix OpenOffice.org_project/310m19$Build-9420</meta:generator>
    <meta:document-statistic meta:table-count="0" meta:image-count="0" meta:object-count="0" meta:page-count="1" meta:paragraph-count="25" meta:word-count="241" meta:character-count="1643"/>
  </office:meta>
</office:document-meta>
</file>